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76cm" svg:stroke-color="#000000" draw:marker-start-width="0.305cm" draw:marker-end-width="0.305cm" draw:fill="solid" draw:fill-color="#000000" draw:textarea-horizontal-align="justify" draw:textarea-vertical-align="middle" draw:auto-grow-height="false" fo:min-height="0.394cm" fo:min-width="0.144cm" fo:padding-top="0.163cm" fo:padding-bottom="0.163cm" fo:padding-left="0.288cm" fo:padding-right="0.288cm"/>
    </style:style>
    <style:style style:name="gr2" style:family="graphic" style:parent-style-name="standard">
      <style:graphic-properties svg:stroke-width="0.076cm" svg:stroke-color="#000000" draw:marker-start-width="0.305cm" draw:marker-end-width="0.305cm" draw:fill="solid" draw:fill-color="#ffffff" draw:textarea-horizontal-align="justify" draw:textarea-vertical-align="middle" draw:auto-grow-height="false" fo:min-height="0.976cm" fo:min-width="0.709cm" fo:padding-top="0.163cm" fo:padding-bottom="0.163cm" fo:padding-left="0.288cm" fo:padding-right="0.288cm"/>
    </style:style>
    <style:style style:name="gr3" style:family="graphic" style:parent-style-name="standard">
      <style:graphic-properties svg:stroke-width="0.076cm" svg:stroke-color="#000000" draw:marker-start-width="0.305cm" draw:marker-end-width="0.305cm" draw:fill="solid" draw:fill-color="#ffffff" draw:textarea-horizontal-align="justify" draw:textarea-vertical-align="middle" draw:auto-grow-height="false" fo:min-height="1.325cm" fo:min-width="2.98cm" fo:padding-top="0.163cm" fo:padding-bottom="0.163cm" fo:padding-left="0.288cm" fo:padding-right="0.288cm"/>
      <style:paragraph-properties style:writing-mode="lr-tb"/>
    </style:style>
    <style:style style:name="gr4" style:family="graphic" style:parent-style-name="objectwithoutfill">
      <style:graphic-properties svg:stroke-width="0.076cm" svg:stroke-color="#000000" draw:marker-start-width="0.305cm" draw:marker-end="Arrow" draw:marker-end-width="0.228cm" draw:fill="solid" draw:fill-color="#ffffff" draw:textarea-vertical-align="middle" fo:padding-top="0.163cm" fo:padding-bottom="0.163cm" fo:padding-left="0.288cm" fo:padding-right="0.288cm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solid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016cm" svg:height="1.016cm" svg:x="1.508cm" svg:y="4.8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1.817cm" svg:height="1.84cm" svg:x="8.454cm" svg:y="4.4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016cm" svg:height="1.016cm" svg:x="8.854cm" svg:y="4.8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3" draw:id="id3" draw:layer="layout" svg:width="3.556cm" svg:height="1.651cm" svg:x="3.654cm" svg:y="3.437cm">
          <text:p text:style-name="P3">Audio</text:p>
          <text:p text:style-name="P3">Settings</text:p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3.556cm" svg:height="1.651cm" svg:x="3.667cm" svg:y="1.308cm">
          <text:p text:style-name="P3">Graphics</text:p>
          <text:p text:style-name="P3">Settings</text:p>
          <draw:enhanced-geometry svg:viewBox="0 0 21600 21600" draw:type="rectangle" draw:enhanced-path="M 0 0 L 21600 0 21600 21600 0 21600 0 0 Z N"/>
        </draw:custom-shape>
        <draw:custom-shape draw:style-name="gr3" draw:text-style-name="P4" xml:id="id5" draw:id="id5" draw:layer="layout" svg:width="3.556cm" svg:height="1.651cm" svg:x="3.655cm" svg:y="7.736cm">
          <text:p text:style-name="P3">User</text:p>
          <text:p text:style-name="P3">Profile</text:p>
          <draw:enhanced-geometry svg:viewBox="0 0 21600 21600" draw:type="rectangle" draw:enhanced-path="M 0 0 L 21600 0 21600 21600 0 21600 0 0 Z N"/>
        </draw:custom-shape>
        <draw:custom-shape draw:style-name="gr3" draw:text-style-name="P4" xml:id="id4" draw:id="id4" draw:layer="layout" svg:width="3.556cm" svg:height="1.651cm" svg:x="3.668cm" svg:y="5.607cm">
          <text:p text:style-name="P3">Connection</text:p>
          <text:p text:style-name="P3">Settings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2.016cm" svg:y1="4.802cm" svg:x2="3.667cm" svg:y2="2.133cm" draw:start-shape="id1" draw:start-glue-point="4" draw:end-shape="id2" draw:end-glue-point="3" svg:d="M2016 4802v-2669h1651" svg:viewBox="0 0 1652 2670">
          <text:p/>
        </draw:connector>
        <draw:connector draw:style-name="gr4" draw:text-style-name="P2" draw:layer="layout" svg:x1="2.376cm" svg:y1="4.95cm" svg:x2="3.654cm" svg:y2="4.262cm" draw:start-shape="id1" draw:start-glue-point="11" draw:end-shape="id3" draw:end-glue-point="3" svg:d="M2376 4950h714v-688h564" svg:viewBox="0 0 1279 689">
          <text:p/>
        </draw:connector>
        <draw:connector draw:style-name="gr4" draw:text-style-name="P2" draw:layer="layout" svg:x1="2.376cm" svg:y1="5.67cm" svg:x2="3.668cm" svg:y2="6.432cm" draw:start-shape="id1" draw:start-glue-point="9" draw:end-shape="id4" draw:end-glue-point="3" svg:d="M2376 5670h721v762h571" svg:viewBox="0 0 1293 763">
          <text:p/>
        </draw:connector>
        <draw:connector draw:style-name="gr4" draw:text-style-name="P2" draw:layer="layout" svg:x1="2.016cm" svg:y1="5.818cm" svg:x2="3.655cm" svg:y2="8.561cm" draw:start-shape="id1" draw:start-glue-point="8" draw:end-shape="id5" draw:end-glue-point="3" svg:d="M2016 5818v2743h1639" svg:viewBox="0 0 1640 2744">
          <text:p/>
        </draw:connector>
        <draw:connector draw:style-name="gr4" draw:text-style-name="P2" draw:layer="layout" svg:x1="7.21cm" svg:y1="4.262cm" svg:x2="8.72cm" svg:y2="4.69cm" draw:start-shape="id3" draw:start-glue-point="1" draw:end-shape="id6" draw:end-glue-point="5" svg:d="M7210 4262h621v428h889" svg:viewBox="0 0 1511 429">
          <text:p/>
        </draw:connector>
        <draw:connector draw:style-name="gr4" draw:text-style-name="P2" draw:layer="layout" svg:x1="7.224cm" svg:y1="6.432cm" svg:x2="8.72cm" svg:y2="5.992cm" draw:start-shape="id4" draw:start-glue-point="1" draw:end-shape="id6" draw:end-glue-point="7" svg:d="M7224 6432h614v-440h882" svg:viewBox="0 0 1497 441">
          <text:p/>
        </draw:connector>
        <draw:connector draw:style-name="gr4" draw:text-style-name="P2" draw:layer="layout" svg:x1="7.223cm" svg:y1="2.133cm" svg:x2="9.363cm" svg:y2="4.421cm" draw:start-shape="id2" draw:start-glue-point="1" draw:end-shape="id6" draw:end-glue-point="4" svg:d="M7223 2133h2140v2288" svg:viewBox="0 0 2141 2289">
          <text:p/>
        </draw:connector>
        <draw:connector draw:style-name="gr4" draw:text-style-name="P2" draw:layer="layout" svg:x1="7.211cm" svg:y1="8.561cm" svg:x2="9.363cm" svg:y2="6.261cm" draw:start-shape="id5" draw:start-glue-point="1" draw:end-shape="id6" draw:end-glue-point="8" svg:d="M7211 8561h2152v-2300" svg:viewBox="0 0 2153 230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6.086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2-03-04T21:22:27.128000000</meta:creation-date>
    <meta:editing-duration>PT1H29M8S</meta:editing-duration>
    <meta:editing-cycles>13</meta:editing-cycles>
    <meta:generator>LibreOffice/6.4.6.2$Windows_X86_64 LibreOffice_project/0ce51a4fd21bff07a5c061082cc82c5ed232f115</meta:generator>
    <dc:date>2022-03-06T01:43:15.984000000</dc:date>
    <meta:document-statistic meta:object-count="15"/>
  </office:meta>
</office:document-meta>
</file>